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rayBasedSortedList</text:p>
      <text:p text:style-name="Standard"/>
      <text:p text:style-name="Standard"><text:tab/>Makes a generic Array based ADT that self sorts on addition to store any datatype.</text:p>
      <text:p text:style-name="Standard"/>
      <text:p text:style-name="Standard"><text:tab/>Sets the size of the array and initializes needed values.</text:p>
      <text:p text:style-name="Standard"/>
      <text:p text:style-name="Standard">void add(Comparable x) </text:p>
      <text:p text:style-name="Standard"><text:tab/></text:p>
      <text:p text:style-name="Standard"><text:tab/>Accepts input (Comparable x) to add to the array.<text:tab/></text:p>
      <text:p text:style-name="Standard"/>
      <text:p text:style-name="Standard"><text:tab/>Checks if the array is big enough for a new value, if it isn't it doubles the size of the array.</text:p>
      <text:p text:style-name="Standard"><text:tab/>Checks if there is any value in the array, if there isn't it sets the first value as input.</text:p>
      <text:p text:style-name="Standard"><text:tab/><text:tab/>If there is it searches the array using binary search for where it should place the new <text:tab/><text:tab/><text:tab/>input, shuffles the object previously located in the position forward and drops the new <text:tab/><text:tab/><text:tab/>value in. Then it increases numItems.</text:p>
      <text:p text:style-name="Standard"/>
      <text:p text:style-name="Standard">boolean remove(comparable x)</text:p>
      <text:p text:style-name="Standard"/>
      <text:p text:style-name="Standard"><text:tab/>Accepts input (Comparable x) to remove from the array.</text:p>
      <text:p text:style-name="Standard"/>
      <text:p text:style-name="Standard"><text:tab/>Searches the array using binary search and if the value inputted is found removes it, it then <text:tab/>shuffles all values back one and removes the last entry.</text:p>
      <text:p text:style-name="Standard"/>
      <text:p text:style-name="Standard">Comparable find(Comparable x)</text:p>
      <text:p text:style-name="Standard"/>
      <text:p text:style-name="Standard"><text:tab/>Searches the array for inputted value (Comparable x) if it exists returns it, otherwise returns <text:tab/><text:tab/>null</text:p>
      <text:p text:style-name="Standard"/>
      <text:p text:style-name="Standard">private void expand()</text:p>
      <text:p text:style-name="Standard"/>
      <text:p text:style-name="Standard"><text:tab/>Creates a temporary object that holds the value for the number of items in the array.</text:p>
      <text:p text:style-name="Standard"><text:tab/>Creates a new array that is double the size.</text:p>
      <text:p text:style-name="Standard"><text:tab/>Copies the items from the first array into the new array.</text:p>
      <text:p text:style-name="Standard"><text:tab/>Replaces the old array with the new array.</text:p>
      <text:p text:style-name="Standard">. <text:tab/></text:p>
      <text:p text:style-name="Standard">public int getNum()</text:p>
      <text:p text:style-name="Standard"><text:tab/></text:p>
      <text:p text:style-name="Standard"><text:tab/>returns the value of numItems</text:p>
      <text:p text:style-name="Standard"/>
      <text:p text:style-name="Standard">Comparable get(int i)</text:p>
      <text:p text:style-name="Standard"/>
      <text:p text:style-name="Standard"><text:tab/>returns the value for the inputted index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ictionary</text:p>
      <text:p text:style-name="Standard"/>
      <text:p text:style-name="Standard">Makes a new ArrayBasedSortedList called wordList that takes in words.</text:p>
      <text:p text:style-name="Standard"/>
      <text:p text:style-name="Standard">Sets a scanner (scan) for inputting user inputs.</text:p>
      <text:p text:style-name="Standard"/>
      <text:p text:style-name="Standard">public void menu()</text:p>
      <text:p text:style-name="Standard"/>
      <text:p text:style-name="Standard"><text:tab/>Displays options for user input and uses a switch to access desired method.</text:p>
      <text:p text:style-name="Standard"><text:tab/>(f) find, (i) insert, (l) load, (r) remove, (s) save, and (x) exit.</text:p>
      <text:p text:style-name="Standard"/>
      <text:p text:style-name="Standard">public void addWord()</text:p>
      <text:p text:style-name="Standard"/>
      <text:p text:style-name="Standard"><text:tab/>Takes in user input (String).</text:p>
      <text:p text:style-name="Standard"><text:tab/>Checks input vs values in Array using find(Comparable x).</text:p>
      <text:p text:style-name="Standard"><text:tab/>If value is already in array asks if user wants to edit the definition. (edit(Words x))</text:p>
      <text:p text:style-name="Standard"><text:tab/>If value is not in array it adds it in the correct spot using add(Comparable x).</text:p>
      <text:p text:style-name="Standard"><text:tab/></text:p>
      <text:p text:style-name="Standard">public void findWord() </text:p>
      <text:p text:style-name="Standard"/>
      <text:p text:style-name="Standard"><text:tab/>Takes in user input (String) for word to be found.</text:p>
      <text:p text:style-name="Standard"><text:tab/>Searches the array for value inputted via find(Comparable x).</text:p>
      <text:p text:style-name="Standard"><text:tab/>Displays value of word and definition if found or null if not.</text:p>
      <text:p text:style-name="Standard"/>
      <text:p text:style-name="Standard"/>
      <text:p text:style-name="Standard">Public void removeWord()</text:p>
      <text:p text:style-name="Standard"/>
      <text:p text:style-name="Standard"><text:tab/>Takes in user input for word to remove.</text:p>
      <text:p text:style-name="Standard"><text:tab/>Searches the array via find(Comparable x).</text:p>
      <text:p text:style-name="Standard"><text:tab/>Removes the value using remove(Comparable x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tchell Calder</meta:initial-creator>
    <meta:creation-date>2018-10-15T01:34:40.86</meta:creation-date>
    <meta:document-statistic meta:table-count="0" meta:image-count="0" meta:object-count="0" meta:page-count="2" meta:paragraph-count="45" meta:word-count="393" meta:character-count="2302"/>
    <dc:date>2018-10-15T02:37:09.91</dc:date>
    <dc:creator>Mitchell Calder</dc:creator>
    <meta:editing-duration>PT9M38S</meta:editing-duration>
    <meta:editing-cycles>1</meta:editing-cycles>
    <meta:generator>OpenOffice/4.1.5$Win32 OpenOffice.org_project/415m1$Build-9789</meta:generator>
  </office:meta>
</office:document-meta>
</file>